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style:font-name="Times New Roman" fo:font-size="11pt" officeooo:rsid="001f936a" officeooo:paragraph-rsid="001f936a" style:font-size-asian="9.60000038146973pt" style:font-size-complex="11pt"/>
    </style:style>
    <style:style style:name="P2" style:family="paragraph" style:parent-style-name="Standard">
      <style:paragraph-properties fo:line-height="100%"/>
      <style:text-properties style:font-name="Times New Roman" fo:font-size="11pt" officeooo:rsid="0022a2a3" officeooo:paragraph-rsid="00237bf6" style:font-size-asian="9.60000038146973pt" style:font-size-complex="11pt"/>
    </style:style>
    <style:style style:name="P3" style:family="paragraph" style:parent-style-name="Standard">
      <style:paragraph-properties fo:line-height="100%"/>
      <style:text-properties style:font-name="Times New Roman" fo:font-size="11pt" officeooo:rsid="0022a2a3" officeooo:paragraph-rsid="00261214" style:font-size-asian="9.60000038146973pt" style:font-size-complex="11pt"/>
    </style:style>
    <style:style style:name="P4" style:family="paragraph" style:parent-style-name="Standard">
      <style:paragraph-properties fo:line-height="100%"/>
      <style:text-properties style:font-name="Times New Roman" fo:font-size="11pt" officeooo:rsid="00237bf6" officeooo:paragraph-rsid="00237bf6" style:font-size-asian="9.60000038146973pt" style:font-size-complex="11pt"/>
    </style:style>
    <style:style style:name="P5" style:family="paragraph" style:parent-style-name="Standard" style:list-style-name="L1">
      <style:paragraph-properties fo:line-height="100%"/>
      <style:text-properties style:font-name="Times New Roman" fo:font-size="11pt" officeooo:rsid="00237bf6" officeooo:paragraph-rsid="00237bf6" style:font-size-asian="9.60000038146973pt" style:font-size-complex="11pt"/>
    </style:style>
    <style:style style:name="P6" style:family="paragraph" style:parent-style-name="Standard" style:list-style-name="L1">
      <style:paragraph-properties fo:line-height="100%"/>
      <style:text-properties style:font-name="Times New Roman" fo:font-size="11pt" officeooo:rsid="0023d7a2" officeooo:paragraph-rsid="0023d7a2" style:font-size-asian="9.60000038146973pt" style:font-size-complex="11pt"/>
    </style:style>
    <style:style style:name="P7" style:family="paragraph" style:parent-style-name="Standard">
      <style:paragraph-properties fo:line-height="100%"/>
      <style:text-properties style:font-name="Times New Roman" fo:font-size="11pt" officeooo:rsid="0023d7a2" officeooo:paragraph-rsid="0023d7a2" style:font-size-asian="9.60000038146973pt" style:font-size-complex="11pt"/>
    </style:style>
    <style:style style:name="P8" style:family="paragraph" style:parent-style-name="Standard" style:list-style-name="L1">
      <style:paragraph-properties fo:line-height="100%"/>
      <style:text-properties style:font-name="Times New Roman" fo:font-size="11pt" officeooo:rsid="00244370" officeooo:paragraph-rsid="00244370" style:font-size-asian="9.60000038146973pt" style:font-size-complex="11pt"/>
    </style:style>
    <style:style style:name="P9" style:family="paragraph" style:parent-style-name="Standard">
      <style:paragraph-properties fo:line-height="100%"/>
      <style:text-properties style:font-name="Times New Roman" fo:font-size="11pt" officeooo:rsid="00244370" officeooo:paragraph-rsid="00244370" style:font-size-asian="9.60000038146973pt" style:font-size-complex="11pt"/>
    </style:style>
    <style:style style:name="P10" style:family="paragraph" style:parent-style-name="Standard">
      <style:paragraph-properties fo:line-height="100%"/>
      <style:text-properties style:font-name="Times New Roman" fo:font-size="11pt" officeooo:rsid="00261214" officeooo:paragraph-rsid="00261214" style:font-size-asian="9.60000038146973pt" style:font-size-complex="11pt"/>
    </style:style>
    <style:style style:name="P11" style:family="paragraph" style:parent-style-name="Standard">
      <style:paragraph-properties fo:line-height="100%"/>
      <style:text-properties style:font-name="Times New Roman" fo:font-size="11pt" officeooo:rsid="00273f33" officeooo:paragraph-rsid="00273f33" style:font-size-asian="9.60000038146973pt" style:font-size-complex="11pt"/>
    </style:style>
    <style:style style:name="P12" style:family="paragraph" style:parent-style-name="Standard">
      <style:paragraph-properties fo:line-height="100%"/>
      <style:text-properties style:font-name="Times New Roman" fo:font-size="11pt" officeooo:rsid="002e9a59" officeooo:paragraph-rsid="002e9a59" style:font-size-asian="9.60000038146973pt" style:font-size-complex="11pt"/>
    </style:style>
    <style:style style:name="P13" style:family="paragraph" style:parent-style-name="Standard">
      <style:paragraph-properties fo:line-height="100%"/>
      <style:text-properties style:font-name="Times New Roman" fo:font-size="11pt" officeooo:rsid="002f9ecd" officeooo:paragraph-rsid="002f9ecd" style:font-size-asian="9.60000038146973pt" style:font-size-complex="11pt"/>
    </style:style>
    <style:style style:name="P14" style:family="paragraph" style:parent-style-name="Standard" style:list-style-name="L3">
      <style:paragraph-properties fo:line-height="100%"/>
      <style:text-properties style:font-name="Times New Roman" fo:font-size="11pt" officeooo:rsid="00306b94" officeooo:paragraph-rsid="00306b94" style:font-size-asian="9.60000038146973pt" style:font-size-complex="11pt"/>
    </style:style>
    <style:style style:name="P15" style:family="paragraph" style:parent-style-name="Standard" style:list-style-name="L3">
      <style:paragraph-properties fo:line-height="100%"/>
      <style:text-properties style:font-name="Times New Roman" fo:font-size="11pt" officeooo:rsid="00307d83" officeooo:paragraph-rsid="00307d83" style:font-size-asian="9.60000038146973pt" style:font-size-complex="11pt"/>
    </style:style>
    <style:style style:name="P16" style:family="paragraph" style:parent-style-name="Standard" style:list-style-name="L3">
      <style:paragraph-properties fo:line-height="100%"/>
      <style:text-properties style:font-name="Times New Roman" fo:font-size="11pt" officeooo:rsid="00326760" officeooo:paragraph-rsid="00326760" style:font-size-asian="9.60000038146973pt" style:font-size-complex="11pt"/>
    </style:style>
    <style:style style:name="P17" style:family="paragraph" style:parent-style-name="Standard" style:list-style-name="L4">
      <style:paragraph-properties fo:line-height="100%"/>
      <style:text-properties style:font-name="Times New Roman" fo:font-size="11pt" officeooo:rsid="0033ad1c" officeooo:paragraph-rsid="0033ad1c" style:font-size-asian="9.60000038146973pt" style:font-size-complex="11pt"/>
    </style:style>
    <style:style style:name="P18" style:family="paragraph" style:parent-style-name="Standard" style:list-style-name="L4">
      <style:paragraph-properties fo:line-height="100%"/>
      <style:text-properties style:font-name="Times New Roman" fo:font-size="11pt" officeooo:rsid="0035806f" officeooo:paragraph-rsid="0035806f" style:font-size-asian="9.60000038146973pt" style:font-size-complex="11pt"/>
    </style:style>
    <style:style style:name="P19" style:family="paragraph" style:parent-style-name="Standard">
      <style:paragraph-properties fo:line-height="100%"/>
      <style:text-properties style:font-name="Times New Roman" fo:font-size="14pt" officeooo:rsid="0022a2a3" officeooo:paragraph-rsid="0022a2a3" style:font-size-asian="14pt" style:font-size-complex="14pt"/>
    </style:style>
    <style:style style:name="P20" style:family="paragraph" style:parent-style-name="Standard">
      <style:paragraph-properties fo:line-height="100%"/>
      <style:text-properties style:font-name="Times New Roman" fo:font-size="14pt" officeooo:rsid="001f936a" officeooo:paragraph-rsid="001f936a" style:font-size-asian="14pt" style:font-size-complex="14pt"/>
    </style:style>
    <style:style style:name="P21" style:family="paragraph" style:parent-style-name="Standard">
      <style:paragraph-properties fo:line-height="100%"/>
      <style:text-properties style:font-name="Times New Roman" fo:font-size="14pt" officeooo:rsid="0021a19c" officeooo:paragraph-rsid="0021a19c" style:font-size-asian="14pt" style:font-size-complex="14pt"/>
    </style:style>
    <style:style style:name="P22" style:family="paragraph" style:parent-style-name="Standard">
      <style:paragraph-properties fo:line-height="100%"/>
      <style:text-properties style:font-name="Times New Roman" fo:font-size="14pt" officeooo:rsid="00223b63" officeooo:paragraph-rsid="00223b63" style:font-size-asian="14pt" style:font-size-complex="14pt"/>
    </style:style>
    <style:style style:name="P23" style:family="paragraph" style:parent-style-name="Standard">
      <style:paragraph-properties fo:line-height="100%"/>
      <style:text-properties style:font-name="Times New Roman" fo:font-size="14pt" officeooo:paragraph-rsid="001f936a" style:font-size-asian="14pt" style:font-size-complex="14pt"/>
    </style:style>
    <style:style style:name="P24" style:family="paragraph" style:parent-style-name="Standard">
      <style:paragraph-properties fo:line-height="100%"/>
      <style:text-properties style:font-name="Times New Roman" fo:font-size="14pt" officeooo:rsid="00201ca7" officeooo:paragraph-rsid="00201ca7" style:font-size-asian="14pt" style:font-size-complex="14pt"/>
    </style:style>
    <style:style style:name="P25" style:family="paragraph" style:parent-style-name="Standard">
      <style:paragraph-properties fo:line-height="100%" fo:text-align="center" style:justify-single-word="false"/>
      <style:text-properties style:font-name="Times New Roman" fo:font-size="18pt" officeooo:paragraph-rsid="001f936a" style:font-size-asian="18pt" style:font-size-complex="18pt"/>
    </style:style>
    <style:style style:name="P26" style:family="paragraph" style:parent-style-name="Standard" style:list-style-name="L2">
      <style:paragraph-properties fo:line-height="100%"/>
      <style:text-properties officeooo:paragraph-rsid="002f9ecd"/>
    </style:style>
    <style:style style:name="P27" style:family="paragraph" style:parent-style-name="Standard" style:list-style-name="L2">
      <style:paragraph-properties fo:line-height="100%"/>
      <style:text-properties officeooo:rsid="002f9ecd" officeooo:paragraph-rsid="002f9ecd"/>
    </style:style>
    <style:style style:name="T1" style:family="text">
      <style:text-properties officeooo:rsid="001f936a"/>
    </style:style>
    <style:style style:name="T2" style:family="text">
      <style:text-properties officeooo:rsid="00237bf6"/>
    </style:style>
    <style:style style:name="T3" style:family="text">
      <style:text-properties officeooo:rsid="0023d7a2"/>
    </style:style>
    <style:style style:name="T4" style:family="text">
      <style:text-properties officeooo:rsid="00244370"/>
    </style:style>
    <style:style style:name="T5" style:family="text">
      <style:text-properties officeooo:rsid="0025e584"/>
    </style:style>
    <style:style style:name="T6" style:family="text">
      <style:text-properties officeooo:rsid="00261214"/>
    </style:style>
    <style:style style:name="T7" style:family="text">
      <style:text-properties style:font-name="Times New Roman" fo:font-size="11pt" style:font-size-asian="9.60000038146973pt" style:font-size-complex="11pt"/>
    </style:style>
    <style:style style:name="T8" style:family="text">
      <style:text-properties style:font-name="Times New Roman" fo:font-size="11pt" officeooo:rsid="002f9ecd" style:font-size-asian="9.60000038146973pt" style:font-size-complex="11pt"/>
    </style:style>
    <style:style style:name="T9" style:family="text">
      <style:text-properties officeooo:rsid="00273f33"/>
    </style:style>
    <style:style style:name="T10" style:family="text">
      <style:text-properties officeooo:rsid="0029374f"/>
    </style:style>
    <style:style style:name="T11" style:family="text">
      <style:text-properties officeooo:rsid="0031295e"/>
    </style:style>
    <style:style style:name="T12" style:family="text">
      <style:text-properties officeooo:rsid="003267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Relazione riguardante il Progetto di Laboratorio di Sistemi Operativi</text:span></text:p>
      <text:p text:style-name="P1"/>
      <text:p text:style-name="P19">Compilazione ed esecuzione</text:p>
      <text:p text:style-name="P1"/>
      <text:p text:style-name="P20">Architettura del progetto</text:p>
      <text:p text:style-name="P1"/>
      <text:p text:style-name="P2">Il programma si compone di tre moduli principali: il client, le api e il server. </text:p>
      <text:p text:style-name="P2"/>
      <text:p text:style-name="P4">Il client si occupa di effettuare il parsing degli argomenti da riga di comando, interpretandoli in modo da ottenere delle richieste da inoltrare al server tramite l’utilizzo della libreria delle API. Il client è un processo costituito da un unico thread che invia le richieste una alla volta secondo quanto specificato dai parametri di configurazione.</text:p>
      <text:p text:style-name="P4"/>
      <text:p text:style-name="P4">Il server è un processo multithreaded costituito di diverse componenti:</text:p>
      <text:p text:style-name="P4"/>
      <text:list xml:id="list3033836382" text:style-name="L1">
        <text:list-item>
          <text:p text:style-name="P5">Il main ha la responsabilità di effettuare il parsing del file di configurazione e di far partire gli altri thread, oltre di svolgere operazioni di inizializzazione del programma (mascheramento dei segnali, inizializzazione delle strutture dati). <text:span text:style-name="T3">Termina quando termina il thread di gestione dei segnali (descritto successivamente).</text:span></text:p>
          <text:p text:style-name="P5"/>
        </text:list-item>
        <text:list-item>
          <text:p text:style-name="P5">Il thread connession_handler viene fatto partire dal main e serve a permettere ai client di connettersi al server. Rimane in ascolto di richieste di connessione tramite la funzione <text:span text:style-name="T3">accept e modifica il set di lettura del thread dispatcher (descritto successivamente), in modo che possa verificare la presenza di dati da leggere.</text:span></text:p>
          <text:p text:style-name="P5"/>
        </text:list-item>
        <text:list-item>
          <text:p text:style-name="P6">Il thread dispatcher, lanciato dal main, utilizza la select per verificare quali client, tra quelli salvati nel set di descrittori, intendono inviare dei dati. Se si rileva che ci sono dei dati in attesa da parte di un client, essi vengono letti e interpretati come una richiesta, che viene aggiunta alla coda delle richieste da elaborare tramite i thread worker (descritti successivamente). Una volta ricevuta una richiesta, si sveglia un thread worker affinché venga soddisfatta.</text:p>
        </text:list-item>
      </text:list>
      <text:p text:style-name="P7"/>
      <text:list xml:id="list123529850701218" text:continue-numbering="true" text:style-name="L1">
        <text:list-item>
          <text:p text:style-name="P6">I<text:span text:style-name="T4">l main fa inoltre partire un certo numero di thread worker in base a quanto specificato nel file di configurazione del server. Ogni thread worker resta in attesa su una variabile condizionale utilizzata per segnalare la presenza di nuove richieste da elaborare, venendo svegliato quando c’è del lavoro da svolgere. A questo punto il worker rimuove la richiesta dalla coda e procede a eseguirla, svolgendo azioni diverse in base al codice dell’operazione fornito dal client; in particolare, il server è in grado di soddisfare tutte le richieste derivanti da operazioni specificate nelle API.</text:span></text:p>
        </text:list-item>
      </text:list>
      <text:p text:style-name="P7"/>
      <text:list xml:id="list123529260088809" text:continue-numbering="true" text:style-name="L1">
        <text:list-item>
          <text:p text:style-name="P8">L’ultima componente del thread è il gestore dei segnali (sighandler). Il main è programmato per ignorare i segnali SIGHUP, SIGQUIT e SIGINT, così come i thread che esso genera, dal momento che ereditano la stessa maschera. Il sighandler, appena partito, si mette in attesa su quei segnali in modo da poterli gestire in modo corretto.</text:p>
        </text:list-item>
      </text:list>
      <text:p text:style-name="P9"/>
      <text:p text:style-name="P9"><text:tab/>In caso di ricezione di un segnale, la prima cosa che si fa è impostare la variabile atomica must_stop <text:tab/></text:p>
      <text:p text:style-name="P9"><text:tab/>a TRUE, in modo <text:span text:style-name="T5">da segnalare il fatto che si è in procinto di terminare il server: in particolare, il <text:tab/>connession_handler continua a iterare finché must_stop vale FALSE, quindi termina appena tale <text:tab/>variabile diventa TRUE. Per poter svegliare il connession_handler dalla accept, il gestore dei segnali <text:tab/>invia una falsa richiesta di connessione.</text:span></text:p>
      <text:p text:style-name="P9"/>
      <text:p text:style-name="P9"><text:tab/><text:span text:style-name="T5">Successivamente, se il segnale ricevuto è SIGINT o SIGQUIT, si procede a impostare la variabile <text:tab/>worker_stop a TRUE, in modo che worker e dispatcher possano terminare immediatamente: si noti <text:tab/>che è necessario inviare un segnale in broadcast ai worker, in modo da poterli svegliare e farli <text:tab/>terminare.</text:span></text:p>
      <text:p text:style-name="P9"/>
      <text:p text:style-name="P9"><text:soft-page-break/><text:tab/><text:span text:style-name="T5">Nel caso invece di SIGUP, worker_stop viene posta a TRUE soltanto quando tutti i client si sono <text:tab/>disconnessi, in modo che sia possibile portare a termine le loro richieste prima di terminare il server.</text:span></text:p>
      <text:p text:style-name="P9"/>
      <text:p text:style-name="P9"><text:tab/><text:span text:style-name="T5">Indipendentemente dal segnale ricevuto, si procede infine a liberare la memoria allocata dalle <text:tab/>strutture dati e a rilasciare ogni risorsa in uso, per poi chiamare lo script delle statistiche.</text:span></text:p>
      <text:p text:style-name="P2"/>
      <text:p text:style-name="P3">Le <text:span text:style-name="T6">API</text:span> sono compilate <text:span text:style-name="T2">in modo da costituire una libreria dinamica che il client può usare per portare a termine le sue operazioni. Esse sono state interpretate come uno strato intermedio che permette la comunicazione tra client e server: per questo motivo, il file headers/api.h contiene definizione di strutture comuni che permettono al client di interpretare le risposte del server e a quest’ultimo di interpretare le richieste del primo.</text:span></text:p>
      <text:p text:style-name="P3"/>
      <text:p text:style-name="P12">Client e server comunicano tramite socket, seguendo le regole stabilite dal protocollo descritto successivamente.</text:p>
      <text:p text:style-name="P1"/>
      <text:p text:style-name="P21">Protocoll<text:span text:style-name="T6">o di comunicazione</text:span></text:p>
      <text:p text:style-name="P21"/>
      <text:p text:style-name="P10">Il protocollo di comunicazione, come anche descritto nel file headers/api.h, <text:span text:style-name="T9">comprende la definizione di due strutture (una per le richieste dei client, una per le risposte dei server) e la descrizione degli scambi di informazioni tra le due parti in base al tipo di operazione.</text:span></text:p>
      <text:p text:style-name="P10"/>
      <text:p text:style-name="P11">Nel caso delle operazioni che non causano l’invio di file da parte del server (closeFile, openConnection, closeConnection) si è deciso di ricevere un solo intero che rappresenta un codice di errore lato server.</text:p>
      <text:p text:style-name="P11"/>
      <text:p text:style-name="P11">Nel caso invece di operazioni più complesse (quelle che comportano la ricezione di file da parte del client, <text:span text:style-name="T10">come ad esempio la readFile), si è deciso di utilizzare la struttura ServerResponse, che fornisce altre utili informazioni oltre al codice di errore lato server (come ad esempio la dimensione del file ricevuto o il suo path). L’invio di strutture senza serializzazione tramite socket non rappresenta un problema per lo scopo di questo progetto, in quanto lavorando sulla stessa macchina non si hanno problemi di endianess, di padding o di alterazioni della dimensione dei tipi. Ulteriori dettagli di implementazione sono disponibili nel file headers/api.h.</text:span></text:p>
      <text:p text:style-name="P21"/>
      <text:p text:style-name="P21">Configurazione del server</text:p>
      <text:p text:style-name="P21"/>
      <text:p text:style-name="P13">Il file di configurazione del server si compone di 5 righe: </text:p>
      <text:list xml:id="list268491466" text:style-name="L2">
        <text:list-item>
          <text:p text:style-name="P26"><text:span text:style-name="T8">La prima rappresenta il numero di thread worker da istanziare all’avvio del server.</text:span></text:p>
        </text:list-item>
        <text:list-item>
          <text:p text:style-name="P27"><text:span text:style-name="T7">La seconda fornisce lo spazio totale in bytes occupabile dai file (in formato compresso).</text:span></text:p>
        </text:list-item>
        <text:list-item>
          <text:p text:style-name="P27"><text:span text:style-name="T7">La terza indica il numero massimo di files presenti nel server allo stesso momento.</text:span></text:p>
        </text:list-item>
        <text:list-item>
          <text:p text:style-name="P27"><text:span text:style-name="T7">La quarta riporta il nome da assegnare al socket del server.</text:span></text:p>
        </text:list-item>
        <text:list-item>
          <text:p text:style-name="P27"><text:span text:style-name="T7">La quinta specifica il nome della cartella usata per salvare i log.</text:span></text:p>
        </text:list-item>
      </text:list>
      <text:p text:style-name="P21"/>
      <text:p text:style-name="P22">Workflow del client</text:p>
      <text:p text:style-name="P22"/>
      <text:list xml:id="list2167970589" text:style-name="L3">
        <text:list-item>
          <text:p text:style-name="P14">Si inizializzano le strutture dati, una hashmap usata per salvare la configurazione del client e una lista utilizzata come una coda per salvare le richieste da inviare al server.</text:p>
        </text:list-item>
        <text:list-item>
          <text:p text:style-name="P14">Si effettua il parsing degli argomenti da linea di comando, distinguendo tra parametri di configurazione e richieste per il server: maggiori dettagli implementativi sono forniti in headers/client.h. Il parsing include anche la validazione degli argomenti, così da verificare che, ad esempio, la cartella di scrittura dei file letti (specificata con -d) sia stata impostata se è stata specificata almeno una richiesta di tipo -r o -R.</text:p>
        </text:list-item>
        <text:list-item>
          <text:p text:style-name="P14">Si interpretano i parametri di configurazione in modo da impostare il client in maniera corretta.</text:p>
        </text:list-item>
        <text:list-item>
          <text:p text:style-name="P15">Si apre la connessione con il server.</text:p>
        </text:list-item>
        <text:list-item>
          <text:p text:style-name="P15">Viene eseguito il ciclo di esecuzione delle richieste: si prende una richiesta alla volta e si tenta di eseguirla. <text:span text:style-name="T11">I</text:span>l client cerca di portare a compimento tutte le richieste possibili, pertanto in caso di errore passa alla prossima richiesta invece di ritornare <text:span text:style-name="T12">dalla funzione.</text:span></text:p>
        </text:list-item>
        <text:list-item>
          <text:p text:style-name="P16"><text:soft-page-break/>Si chiama la funzione di pulizia della memoria del client e si procede alla terminazione.</text:p>
        </text:list-item>
      </text:list>
      <text:p text:style-name="P22"/>
      <text:p text:style-name="P22">Workflow del server</text:p>
      <text:p text:style-name="P22"/>
      <text:list xml:id="list1257780864" text:style-name="L4">
        <text:list-item>
          <text:p text:style-name="P17">Si mascherano i segnali SIGINT, SIGQUIT e SIGHUP, in modo che la maschera così ricavata sia ereditata anche dai thread creati successivamente.</text:p>
        </text:list-item>
        <text:list-item>
          <text:p text:style-name="P17">Vengono inizializzate le strutture dati: la coda delle richieste, la lista dei client connessi, l’hashmap dei files (le chiavi sono i path, i valori sono puntatori a strutture di tipo File).</text:p>
        </text:list-item>
        <text:list-item>
          <text:p text:style-name="P17">Si esegue il parsing della configurazione del server.</text:p>
        </text:list-item>
        <text:list-item>
          <text:p text:style-name="P18">Si inizializza il socket usato per comunicare con i client.</text:p>
        </text:list-item>
        <text:list-item>
          <text:p text:style-name="P18"/>
        </text:list-item>
      </text:list>
      <text:p text:style-name="P20"/>
      <text:p text:style-name="P20">Funzionalità opzionali</text:p>
      <text:p text:style-name="P20"/>
      <text:p text:style-name="P20">Note sulle funzionalità</text:p>
      <text:p text:style-name="P23"/>
      <text:p text:style-name="P24">Componenti este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11:28:34.064000000</meta:creation-date>
    <dc:date>2021-06-01T12:35:28.457000000</dc:date>
    <meta:editing-duration>PT45M41S</meta:editing-duration>
    <meta:editing-cycles>25</meta:editing-cycles>
    <meta:generator>LibreOffice/6.2.7.1$Windows_X86_64 LibreOffice_project/23edc44b61b830b7d749943e020e96f5a7df63bf</meta:generator>
    <meta:document-statistic meta:table-count="0" meta:image-count="0" meta:object-count="0" meta:page-count="3" meta:paragraph-count="47" meta:word-count="1223" meta:character-count="7724" meta:non-whitespace-character-count="6551"/>
  </office:meta>
</office:document-meta>
</file>